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Trajan Pro 3" svg:font-family="'Trajan Pro 3'" style:font-family-generic="roman" style:font-pitch="variable"/>
    <style:font-face style:name="Adobe Gothic Std B" svg:font-family="'Adobe Gothic Std B'" style:font-family-generic="swiss"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Trajan Pro 3"/>
    </style:style>
    <style:style style:name="P2" style:family="paragraph" style:parent-style-name="Standard">
      <style:text-properties style:font-name="Adobe Gothic Std B"/>
    </style:style>
    <style:style style:name="P3" style:family="paragraph" style:parent-style-name="Standard">
      <style:text-properties fo:font-variant="normal" fo:text-transform="none" fo:color="#252525" style:font-name="Adobe Gothic Std B" fo:font-size="12pt" fo:letter-spacing="normal" fo:font-style="normal" fo:font-weight="normal" style:font-size-asian="12pt" style:font-size-complex="12pt"/>
    </style:style>
    <style:style style:name="T1" style:family="text">
      <style:text-properties style:font-name="Adobe Gothic Std 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 text:c="45"/><text:span text:style-name="T1">VRAJITORULSUPREM <text:s/>16D</text:span></text:p>
      <text:p text:style-name="P2"/>
      <text:p text:style-name="P3">EU VREAU SA FAC UN JOC CU UN VRAJITOR CARE ARE UN SCEPTRU CARE POATE FACE MAGII ( ADICA <text:s/>TRAGE CU LUMINA , ARUNCA AVIOANE, CAMIOANE,MASINI, POATE ZBURA SI INAINTAND IN NIVELE CASTIGI SI MAI MULTE FORMULE MAGICE ADICA POATE ADUCE DINOZAURI DIN ALTA LUME SAU ALTE VIETATI DIN ALT UNIVERS SI MULT MAI MULTE)PRINTR-O COMBINATIE DE TASTE. EL SE VA LUPTA CU MONSTRII CARE SCUIPA FOC ,GHEATA, MANANCA PIETRE SI LE TRANSFORMA IN LAVA CARE CURGE IN CANTITATI MARI,CU EXTRATERESTRI ,CU ALTI VRAJITORI.</text:p>
      <text:p text:style-name="P3"/>
      <text:p text:style-name="P3">NIVELUL 0</text:p>
      <text:p text:style-name="P3"/>
      <text:p text:style-name="P3">IN NIVELUL ZERO <text:s/>VRAJITORUL ESTE LA UN STADIU MIC ADICA ARE DOAR O SINGURA FORMULA <text:s/>UN SINGUR INAMIC(ADICA DRAGONL) SI INAINTAND CASTIGA TOATE CELE DE MAI SUS +.</text:p>
      <text:p text:style-name="P3">EL PORNESTE <text:s/>DE LA CASA LUI (O PESTERE ASCUNSA) CAND STATEA LINISTIT SI DEODATA A PICAT UN METEORITCARE AVEA PIATRA <text:s/>PUTERILOR MAXIME NUMITRA MECTRONITA ALBASTRA. ATUNCI AU COBORAT TOATA TRUPA DE INAMICI AU LUAT MECTRONITA SI AU DUS-O SEFULUI LOR(BOSS) CARE NU STIA SA O FOLOSEASCA SI A LUAT LECTII DE MAGIE. PRIMA VRAJITORIE A LUI ESTE DE A RIDICA LUCRURILE SI A LE TRANTI PESTE ADVERSARI SI A <text:s/>TRAGE CU LUMIN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ahoma1" svg:font-family="Tahoma"/>
    <style:font-face style:name="Times New Roman" svg:font-family="'Times New Roman'" style:font-family-generic="roman" style:font-pitch="variable"/>
    <style:font-face style:name="Trajan Pro 3" svg:font-family="'Trajan Pro 3'" style:font-family-generic="roman" style:font-pitch="variable"/>
    <style:font-face style:name="Adobe Gothic Std B" svg:font-family="'Adobe Gothic Std B'" style:font-family-generic="swiss"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H33M27S</meta:editing-duration>
    <meta:editing-cycles>8</meta:editing-cycles>
    <meta:generator>OpenOffice/4.0.1$Win32 OpenOffice.org_project/401m5$Build-9714</meta:generator>
    <dc:date>2014-10-25T13:04:27.19</dc:date>
    <meta:document-statistic meta:table-count="0" meta:image-count="0" meta:object-count="0" meta:page-count="1" meta:paragraph-count="5" meta:word-count="188" meta:character-count="1139"/>
    <meta:user-defined meta:name="Info 1"/>
    <meta:user-defined meta:name="Info 2"/>
    <meta:user-defined meta:name="Info 3"/>
    <meta:user-defined meta:name="Info 4"/>
  </office:meta>
</office:document-meta>
</file>